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50" fo:break-before="page" style:writing-mode="lr-tb"/>
      <style:text-properties officeooo:rsid="0004faa5" officeooo:paragraph-rsid="0004faa5"/>
    </style:style>
    <style:style style:name="P2" style:family="paragraph" style:parent-style-name="Header">
      <style:text-properties officeooo:rsid="0004faa5" officeooo:paragraph-rsid="0004faa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oft-page-break/>The paragraph style on this paragraph has set the page number to start at page 50 (see Format → Paragraph → Text Flow). <text:s/>This results in this page not getting the “first page” header specified in the page style. <text:s/>If you remove this paragraph style then you will see the header will change to the first page head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4faa5" officeooo:paragraph-rsid="0004faa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This is the non-first-page header.</text:p>
      </style:header>
      <style:header-first>
        <text:p text:style-name="MP1">This is the first page header</text:p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6T21:41:27.233491253</meta:creation-date>
    <dc:date>2016-10-06T21:48:54.174231423</dc:date>
    <meta:editing-duration>PT7M27S</meta:editing-duration>
    <meta:editing-cycles>1</meta:editing-cycles>
    <meta:document-statistic meta:table-count="0" meta:image-count="0" meta:object-count="0" meta:page-count="2" meta:paragraph-count="3" meta:word-count="69" meta:character-count="377" meta:non-whitespace-character-count="309"/>
    <meta:generator>LibreOfficeDev/5.3.0.0.alpha0$Linux_X86_64 LibreOffice_project/afa75a4b8aa071f8024f97da6a4941bd8ae2cdbb</meta:generator>
  </office:meta>
</office:document-meta>
</file>